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4.834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2.671cm" fo:min-width="4.834cm"/>
    </style:style>
    <style:style style:name="gr3" style:family="graphic" style:parent-style-name="standard">
      <style:graphic-properties draw:fill-color="#ccff99" draw:textarea-horizontal-align="justify" draw:textarea-vertical-align="middle" draw:auto-grow-height="false" fo:min-height="2.671cm" fo:min-width="4.834cm"/>
    </style:style>
    <style:style style:name="gr4" style:family="graphic" style:parent-style-name="standard">
      <style:graphic-properties draw:fill-color="#808080" draw:textarea-horizontal-align="justify" draw:textarea-vertical-align="middle" draw:auto-grow-height="false" fo:min-height="2.671cm" fo:min-width="4.8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00ccff" draw:textarea-horizontal-align="justify" draw:textarea-vertical-align="middle" draw:auto-grow-height="false" fo:min-height="2.671cm" fo:min-width="4.834cm"/>
    </style:style>
    <style:style style:name="P1" style:family="paragraph">
      <style:paragraph-properties fo:text-align="center"/>
    </style:style>
    <style:style style:name="P2" style:family="paragraph">
      <loext:graphic-properties draw:fill-color="#ff950e"/>
      <style:paragraph-properties fo:text-align="center"/>
    </style:style>
    <style:style style:name="P3" style:family="paragraph">
      <loext:graphic-properties draw:fill-color="#ccff99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c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334cm" svg:height="2.921cm" svg:x="1.508cm" svg:y="9.89cm">
          <text:p text:style-name="P1">1x1 Convolu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334cm" svg:height="2.921cm" svg:x="7.858cm" svg:y="7.477cm">
          <text:p text:style-name="P1">3x3 Convolu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334cm" svg:height="2.921cm" svg:x="14.335cm" svg:y="7.477cm">
          <text:p text:style-name="P1">5x5 Convolu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334cm" svg:height="2.921cm" svg:x="20.812cm" svg:y="12.176cm">
          <text:p text:style-name="P1">3x3 Max Pooling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5.334cm" svg:height="2.921cm" svg:x="11.033cm" svg:y="17.383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5.334cm" svg:height="2.921cm" svg:x="11.16cm" svg:y="2.27cm">
          <text:p text:style-name="P1">Concatenatio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-1.206cm" svg:x1="4.175cm" svg:y1="9.89cm" svg:x2="13.827cm" svg:y2="5.191cm" draw:start-shape="id1" draw:start-glue-point="0" draw:end-shape="id2" draw:end-glue-point="2" svg:d="M4175 9890v-3556h9652v-1143" svg:viewBox="0 0 9653 4700">
          <text:p/>
        </draw:connector>
        <draw:connector draw:style-name="gr5" draw:text-style-name="P5" draw:layer="layout" svg:x1="10.525cm" svg:y1="7.477cm" svg:x2="13.827cm" svg:y2="5.191cm" draw:start-shape="id3" draw:start-glue-point="0" draw:end-shape="id2" draw:end-glue-point="2" svg:d="M10525 7477v-1144h3302v-1142" svg:viewBox="0 0 3303 2287">
          <text:p/>
        </draw:connector>
        <draw:connector draw:style-name="gr5" draw:text-style-name="P5" draw:layer="layout" svg:x1="17.002cm" svg:y1="7.477cm" svg:x2="13.827cm" svg:y2="5.191cm" draw:start-shape="id4" draw:start-glue-point="0" draw:end-shape="id2" draw:end-glue-point="2" svg:d="M17002 7477v-1144h-3175v-1142" svg:viewBox="0 0 3176 2287">
          <text:p/>
        </draw:connector>
        <draw:custom-shape draw:style-name="gr6" draw:text-style-name="P6" xml:id="id6" draw:id="id6" draw:layer="layout" svg:width="5.334cm" svg:height="2.921cm" svg:x="7.858cm" svg:y="12.176cm">
          <text:p text:style-name="P1">1x1 Convolution</text:p>
          <draw:enhanced-geometry svg:viewBox="0 0 21600 21600" draw:type="rectangle" draw:enhanced-path="M 0 0 L 21600 0 21600 21600 0 21600 0 0 Z N"/>
        </draw:custom-shape>
        <draw:custom-shape draw:style-name="gr6" draw:text-style-name="P6" xml:id="id7" draw:id="id7" draw:layer="layout" svg:width="5.334cm" svg:height="2.921cm" svg:x="14.335cm" svg:y="12.176cm">
          <text:p text:style-name="P1">1x1 Convolution</text:p>
          <draw:enhanced-geometry svg:viewBox="0 0 21600 21600" draw:type="rectangle" draw:enhanced-path="M 0 0 L 21600 0 21600 21600 0 21600 0 0 Z N"/>
        </draw:custom-shape>
        <draw:custom-shape draw:style-name="gr6" draw:text-style-name="P6" xml:id="id9" draw:id="id9" draw:layer="layout" svg:width="5.334cm" svg:height="2.921cm" svg:x="20.812cm" svg:y="7.477cm">
          <text:p text:style-name="P1">1x1 Convolutio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1.144cm" svg:x1="13.7cm" svg:y1="17.383cm" svg:x2="4.175cm" svg:y2="12.811cm" draw:start-shape="id5" draw:start-glue-point="0" draw:end-shape="id1" draw:end-glue-point="2" svg:d="M13700 17383v-1143h-9525v-3429" svg:viewBox="0 0 9526 4573">
          <text:p/>
        </draw:connector>
        <draw:connector draw:style-name="gr5" draw:text-style-name="P5" draw:layer="layout" svg:x1="13.7cm" svg:y1="17.383cm" svg:x2="10.525cm" svg:y2="15.097cm" draw:start-shape="id5" draw:end-shape="id6" draw:end-glue-point="2" svg:d="M13700 17383v-1144h-3175v-1142" svg:viewBox="0 0 3176 2287">
          <text:p/>
        </draw:connector>
        <draw:connector draw:style-name="gr5" draw:text-style-name="P5" draw:layer="layout" svg:x1="13.7cm" svg:y1="17.383cm" svg:x2="17.002cm" svg:y2="15.097cm" draw:start-shape="id5" draw:start-glue-point="0" draw:end-shape="id7" draw:end-glue-point="2" svg:d="M13700 17383v-1144h3302v-1142" svg:viewBox="0 0 3303 2287">
          <text:p/>
        </draw:connector>
        <draw:connector draw:style-name="gr5" draw:text-style-name="P5" draw:layer="layout" svg:x1="13.7cm" svg:y1="17.383cm" svg:x2="23.479cm" svg:y2="15.097cm" draw:start-shape="id5" draw:end-shape="id8" draw:end-glue-point="2" svg:d="M13700 17383v-1144h9779v-1142" svg:viewBox="0 0 9780 2287">
          <text:p/>
        </draw:connector>
        <draw:connector draw:style-name="gr5" draw:text-style-name="P5" draw:layer="layout" svg:x1="10.525cm" svg:y1="12.176cm" svg:x2="10.525cm" svg:y2="10.398cm" draw:start-shape="id6" draw:start-glue-point="0" draw:end-shape="id3" draw:end-glue-point="2" svg:d="M10525 12176v-1778" svg:viewBox="0 0 1 1779">
          <text:p/>
        </draw:connector>
        <draw:connector draw:style-name="gr5" draw:text-style-name="P5" draw:layer="layout" svg:x1="17.002cm" svg:y1="12.176cm" svg:x2="17.002cm" svg:y2="10.398cm" draw:start-shape="id7" draw:start-glue-point="0" draw:end-shape="id4" draw:end-glue-point="2" svg:d="M17002 12176v-1778" svg:viewBox="0 0 1 1779">
          <text:p/>
        </draw:connector>
        <draw:connector draw:style-name="gr5" draw:text-style-name="P5" draw:layer="layout" svg:x1="23.479cm" svg:y1="12.176cm" svg:x2="23.479cm" svg:y2="10.398cm" draw:start-shape="id8" draw:start-glue-point="0" draw:end-shape="id9" draw:end-glue-point="2" svg:d="M23479 12176v-1778" svg:viewBox="0 0 1 1779">
          <text:p/>
        </draw:connector>
        <draw:connector draw:style-name="gr5" draw:text-style-name="P5" draw:layer="layout" svg:x1="23.479cm" svg:y1="7.477cm" svg:x2="13.827cm" svg:y2="5.191cm" draw:start-shape="id9" draw:start-glue-point="0" draw:end-shape="id2" draw:end-glue-point="2" svg:d="M23479 7477v-1144h-9652v-1142" svg:viewBox="0 0 9653 22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0T15:13:36.014151335</meta:creation-date>
    <dc:date>2017-12-30T15:38:30.913875574</dc:date>
    <meta:editing-duration>PT3M13S</meta:editing-duration>
    <meta:editing-cycles>3</meta:editing-cycles>
    <meta:generator>LibreOffice/5.1.6.2$Linux_X86_64 LibreOffice_project/10m0$Build-2</meta:generator>
    <meta:document-statistic meta:object-count="20"/>
  </office:meta>
</office:document-meta>
</file>